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2.435416mm" fo:page-width="20.902082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ffffff" draw:opacity="100.0%" draw:stroke="none"/>
    </style:style>
    <style:style style:family="graphic" style:name="style-3">
      <style:graphic-properties draw:fill="solid" draw:fill-color="#ffffff" draw:opacity="100.0%" draw:stroke="solid" svg:stroke-color="#000000" draw:stroke-linejoin="round" svg:stroke-opacity="100.0%" svg:stroke-width="0.26458332mm"/>
    </style:style>
    <style:style style:family="graphic" style:name="style-4">
      <style:graphic-properties draw:fill="none" draw:stroke="solid" svg:stroke-color="#000000" draw:stroke-linejoin="round" svg:stroke-opacity="100.0%" svg:stroke-width="0.26458332mm"/>
    </style:style>
    <style:style style:family="graphic" style:name="style-5">
      <style:graphic-properties draw:fill="none" draw:stroke="solid" svg:stroke-color="#000000" draw:stroke-linejoin="round" svg:stroke-opacity="100.0%" svg:stroke-width="0.26458332mm"/>
    </style:style>
    <style:style style:family="graphic" style:name="style-6">
      <style:graphic-properties draw:fill="none" draw:stroke="solid" svg:stroke-color="#000000" draw:stroke-linejoin="round" svg:stroke-opacity="100.0%" svg:stroke-width="0.26458332mm"/>
    </style:style>
    <style:style style:family="graphic" style:name="style-7">
      <style:graphic-properties draw:fill="none" draw:stroke="solid" svg:stroke-color="#000000" draw:stroke-linejoin="round" svg:stroke-opacity="100.0%" svg:stroke-width="0.26458332mm"/>
    </style:style>
    <style:style style:family="graphic" style:name="style-8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9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10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11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12">
      <style:graphic-properties draw:fill="solid" draw:fill-color="#ff8d72" draw:opacity="100.0%" draw:stroke="solid" svg:stroke-color="#000000" draw:stroke-linejoin="round" svg:stroke-opacity="100.0%" svg:stroke-width="0.26458332mm"/>
    </style:style>
    <style:style style:family="graphic" style:name="style-13">
      <style:graphic-properties draw:fill="solid" draw:fill-color="#ffffff" draw:opacity="100.0%" draw:stroke="solid" svg:stroke-color="#000000" draw:stroke-linejoin="round" svg:stroke-opacity="100.0%" svg:stroke-width="0.26458332mm"/>
    </style:style>
    <style:style style:family="graphic" style:name="style-14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15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16">
      <style:graphic-properties draw:fill="none" draw:stroke="solid" svg:stroke-color="#000000" draw:stroke-linejoin="round" svg:stroke-opacity="100.0%" svg:stroke-width="0.26458332mm"/>
    </style:style>
    <style:style style:family="graphic" style:name="style-17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18">
      <style:graphic-properties draw:fill="solid" draw:fill-color="#ecf3f7" draw:opacity="100.0%" draw:stroke="solid" svg:stroke-color="#000000" draw:stroke-linejoin="round" svg:stroke-opacity="100.0%" svg:stroke-width="0.26458332mm"/>
    </style:style>
    <style:style style:family="graphic" style:name="style-19">
      <style:graphic-properties draw:fill="none" draw:stroke="solid" svg:stroke-color="#000000" draw:stroke-linejoin="round" svg:stroke-opacity="100.0%" svg:stroke-width="0.26458332mm"/>
    </style:style>
    <style:style style:family="graphic" style:name="style-20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21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22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23">
      <style:graphic-properties draw:fill="solid" draw:fill-color="#000000" draw:opacity="100.0%" draw:stroke="solid" svg:stroke-color="#000000" draw:stroke-linejoin="round" svg:stroke-opacity="100.0%" svg:stroke-width="0.2577454mm"/>
    </style:style>
    <style:style style:family="graphic" style:name="style-24">
      <style:graphic-properties draw:fill="solid" draw:fill-color="#ffffff" draw:opacity="100.0%" draw:stroke="solid" svg:stroke-color="#000000" draw:stroke-linejoin="round" svg:stroke-opacity="100.0%" svg:stroke-width="0.26458332mm"/>
    </style:style>
    <style:style style:family="graphic" style:name="style-25">
      <style:graphic-properties draw:fill="solid" draw:fill-color="#000000" draw:opacity="100.0%" draw:stroke="solid" svg:stroke-color="#000000" draw:stroke-linejoin="round" svg:stroke-opacity="100.0%" svg:stroke-width="0.2577454mm"/>
    </style:style>
    <style:style style:family="graphic" style:name="style-26">
      <style:graphic-properties draw:fill="solid" draw:fill-color="#404040" draw:opacity="100.0%" draw:stroke="solid" svg:stroke-color="#000000" draw:stroke-linejoin="round" svg:stroke-opacity="100.0%" svg:stroke-width="0.26458332mm"/>
    </style:style>
    <style:style style:family="graphic" style:name="style-27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28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29">
      <style:graphic-properties draw:fill="none" draw:stroke="solid" svg:stroke-color="#000000" draw:stroke-linejoin="round" svg:stroke-opacity="100.0%" svg:stroke-width="0.26458332mm"/>
    </style:style>
    <style:style style:family="graphic" style:name="style-30">
      <style:graphic-properties draw:fill="solid" draw:fill-color="#000000" draw:opacity="100.0%" draw:stroke="solid" svg:stroke-color="#000000" draw:stroke-linejoin="round" svg:stroke-opacity="100.0%" svg:stroke-width="0.2577454mm"/>
    </style:style>
    <style:style style:family="graphic" style:name="style-31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32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33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34">
      <style:graphic-properties draw:fill="solid" draw:fill-color="#666666" draw:opacity="100.0%" draw:stroke="none"/>
    </style:style>
    <style:style style:family="graphic" style:name="style-35">
      <style:graphic-properties draw:fill="solid" draw:fill-color="#666666" draw:opacity="100.0%" draw:stroke="none"/>
    </style:style>
    <style:style style:family="graphic" style:name="style-36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37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38">
      <style:graphic-properties draw:fill="solid" draw:fill-color="#d3d3d3" draw:opacity="100.0%" draw:stroke="solid" svg:stroke-color="#000000" draw:stroke-linejoin="round" svg:stroke-opacity="100.0%" svg:stroke-width="0.26458332mm"/>
    </style:style>
    <style:style style:family="graphic" style:name="style-39">
      <style:graphic-properties draw:fill="none" draw:stroke="solid" svg:stroke-color="#000000" draw:stroke-linejoin="round" svg:stroke-opacity="100.0%" svg:stroke-width="0.26458332mm"/>
    </style:style>
    <style:style style:family="graphic" style:name="style-40">
      <style:graphic-properties draw:fill="none" draw:stroke="solid" svg:stroke-color="#000000" draw:stroke-linejoin="round" svg:stroke-opacity="100.0%" svg:stroke-width="0.26458332mm"/>
    </style:style>
    <style:style style:family="graphic" style:name="style-41">
      <style:graphic-properties draw:fill="none" draw:stroke="solid" svg:stroke-color="#000000" draw:stroke-linejoin="round" svg:stroke-opacity="100.0%" svg:stroke-width="0.26458332mm"/>
    </style:style>
    <style:style style:family="graphic" style:name="style-42">
      <style:graphic-properties draw:fill="solid" draw:fill-color="#ffffff" draw:opacity="100.0%" draw:stroke="solid" svg:stroke-color="#000000" draw:stroke-linejoin="round" svg:stroke-opacity="100.0%" svg:stroke-width="0.26458332mm"/>
    </style:style>
    <style:style style:family="graphic" style:name="style-43">
      <style:graphic-properties draw:fill="solid" draw:fill-color="#ffffff" draw:opacity="100.0%" draw:stroke="solid" svg:stroke-color="#000000" draw:stroke-linejoin="round" svg:stroke-opacity="100.0%" svg:stroke-width="0.26458332mm"/>
    </style:style>
    <style:style style:family="graphic" style:name="style-44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45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46">
      <style:graphic-properties draw:fill="none" draw:stroke="solid" svg:stroke-color="#7f7f7f" draw:stroke-linejoin="round" svg:stroke-opacity="100.0%" svg:stroke-width="0.52916664mm"/>
    </style:style>
    <style:style style:family="graphic" style:name="style-47">
      <style:graphic-properties draw:fill="none" draw:stroke="solid" svg:stroke-color="#000000" draw:stroke-linejoin="round" svg:stroke-opacity="100.0%" svg:stroke-width="0.26458332mm"/>
    </style:style>
    <style:style style:family="graphic" style:name="style-48">
      <style:graphic-properties draw:fill="none" draw:stroke="solid" svg:stroke-color="#7f7f7f" draw:stroke-linejoin="round" svg:stroke-opacity="100.0%" svg:stroke-width="0.52916664mm"/>
    </style:style>
    <style:style style:family="graphic" style:name="style-49">
      <style:graphic-properties draw:fill="none" draw:stroke="solid" svg:stroke-color="#000000" draw:stroke-linejoin="round" svg:stroke-opacity="100.0%" svg:stroke-width="0.26458332mm"/>
    </style:style>
    <style:style style:family="graphic" style:name="style-50">
      <style:graphic-properties draw:fill="solid" draw:fill-color="#ffffff" draw:opacity="100.0%" draw:stroke="solid" svg:stroke-color="#000000" draw:stroke-linejoin="round" svg:stroke-opacity="100.0%" svg:stroke-width="0.26458332mm"/>
    </style:style>
    <style:style style:family="graphic" style:name="style-51">
      <style:graphic-properties draw:fill="none" draw:stroke="solid" svg:stroke-color="#000000" draw:stroke-linejoin="round" svg:stroke-opacity="100.0%" svg:stroke-width="0.26458332mm"/>
    </style:style>
    <style:style style:family="graphic" style:name="style-52">
      <style:graphic-properties draw:fill="solid" draw:fill-color="#c1c1c1" draw:opacity="100.0%" draw:stroke="solid" svg:stroke-color="#000000" draw:stroke-linejoin="round" svg:stroke-opacity="100.0%" svg:stroke-width="0.26458332mm"/>
    </style:style>
    <style:style style:family="graphic" style:name="style-53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54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55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56">
      <style:graphic-properties draw:fill="solid" draw:fill-color="#000000" draw:opacity="100.0%" draw:stroke="solid" svg:stroke-color="#000000" draw:stroke-linejoin="round" svg:stroke-opacity="100.0%" svg:stroke-width="0.26458332mm"/>
    </style:style>
    <style:style style:family="graphic" style:name="style-57">
      <style:graphic-properties draw:fill="solid" draw:fill-color="#404040" draw:opacity="100.0%" draw:stroke="solid" svg:stroke-color="#000000" draw:stroke-linejoin="round" svg:stroke-opacity="100.0%" svg:stroke-width="0.26458332mm"/>
    </style:style>
    <style:style style:family="graphic" style:name="style-58">
      <style:graphic-properties draw:fill="none" draw:stroke="solid" svg:stroke-color="#000000" draw:stroke-linejoin="round" svg:stroke-opacity="100.0%" svg:stroke-width="0.26458332mm"/>
    </style:style>
    <style:style style:family="graphic" style:name="style-59">
      <style:graphic-properties draw:fill="none" draw:stroke="solid" svg:stroke-color="#000000" draw:stroke-linejoin="round" svg:stroke-opacity="100.0%" svg:stroke-width="0.26458332mm"/>
    </style:style>
    <style:style style:family="graphic" style:name="style-60">
      <style:graphic-properties draw:fill="none" draw:stroke="solid" svg:stroke-color="#000000" draw:stroke-linejoin="round" svg:stroke-opacity="100.0%" svg:stroke-width="0.26458332mm"/>
    </style:style>
    <style:style style:family="graphic" style:name="style-61">
      <style:graphic-properties draw:fill="none" draw:stroke="solid" svg:stroke-color="#000000" draw:stroke-linejoin="round" svg:stroke-opacity="100.0%" svg:stroke-width="0.26458332mm"/>
    </style:style>
    <style:style style:family="graphic" style:name="style-62">
      <style:graphic-properties draw:fill="none" draw:stroke="solid" svg:stroke-color="#000000" draw:stroke-linejoin="round" svg:stroke-opacity="100.0%" svg:stroke-width="0.26458332mm"/>
    </style:style>
    <style:style style:family="graphic" style:name="style-63">
      <style:graphic-properties draw:fill="none" draw:stroke="solid" svg:stroke-color="#000000" draw:stroke-linejoin="round" svg:stroke-opacity="100.0%" svg:stroke-width="0.26458332mm"/>
    </style:style>
    <style:style style:family="graphic" style:name="style-64">
      <style:graphic-properties draw:fill="none" draw:stroke="solid" svg:stroke-color="#000000" draw:stroke-linejoin="round" svg:stroke-opacity="100.0%" svg:stroke-width="0.26458332mm"/>
    </style:style>
    <style:style style:family="graphic" style:name="style-65">
      <style:graphic-properties draw:fill="none" draw:stroke="solid" svg:stroke-color="#000000" draw:stroke-linejoin="round" svg:stroke-opacity="100.0%" svg:stroke-width="0.26458332mm"/>
    </style:style>
    <style:style style:family="graphic" style:name="style-66">
      <style:graphic-properties draw:fill="none" draw:stroke="solid" svg:stroke-color="#000000" draw:stroke-linejoin="round" svg:stroke-opacity="100.0%" svg:stroke-width="0.26458332mm"/>
    </style:style>
    <style:style style:family="graphic" style:name="style-67">
      <style:graphic-properties draw:fill="none" draw:stroke="solid" svg:stroke-color="#000000" draw:stroke-linejoin="round" svg:stroke-opacity="100.0%" svg:stroke-width="0.26458332mm"/>
    </style:style>
    <style:style style:family="graphic" style:name="style-68">
      <style:graphic-properties draw:fill="none" draw:stroke="solid" svg:stroke-color="#000000" draw:stroke-linejoin="round" svg:stroke-opacity="100.0%" svg:stroke-width="0.26458332mm"/>
    </style:style>
    <style:style style:family="graphic" style:name="style-69">
      <style:graphic-properties draw:fill="none" draw:stroke="solid" svg:stroke-color="#000000" draw:stroke-linejoin="round" svg:stroke-opacity="100.0%" svg:stroke-width="0.26458332mm"/>
    </style:style>
    <style:style style:family="graphic" style:name="style-70">
      <style:graphic-properties draw:fill="none" draw:stroke="solid" svg:stroke-color="#000000" draw:stroke-linejoin="round" svg:stroke-opacity="100.0%" svg:stroke-width="0.26458332mm"/>
    </style:style>
    <style:style style:family="graphic" style:name="style-71">
      <style:graphic-properties draw:fill="none" draw:stroke="solid" svg:stroke-color="#000000" draw:stroke-linejoin="round" svg:stroke-opacity="100.0%" svg:stroke-width="0.26458332mm"/>
    </style:style>
    <style:style style:family="graphic" style:name="style-72">
      <style:graphic-properties draw:fill="none" draw:stroke="solid" svg:stroke-color="#000000" draw:stroke-linejoin="round" svg:stroke-opacity="100.0%" svg:stroke-width="0.26458332mm"/>
    </style:style>
  </office:automatic-styles>
  <office:body>
    <office:drawing>
      <draw:page draw:master-page-name="Default" draw:name="page1" draw:style-name="DP1">
        <draw:g draw:id="svg2">
          <draw:rect svg:height="12.964582mm" draw:style-name="style-2" svg:width="21.43125mm" svg:x="-0.26458332mm" svg:y="-0.26458332mm"/>
          <draw:path svg:d="M 0.0 0.0 C 0.0 87.630005 59.26671 132.29166 132.29166 132.29166 C 205.3166 132.29166 264.5833 87.630005 264.5833 0.0 L 0.0 0.0 z" svg:height="1.3229166mm" draw:style-name="style-3" svg:viewBox="0.0 0.0 264.5833 132.29166" svg:width="2.6458333mm" svg:x="9.128124mm" svg:y="1.9843749mm"/>
          <draw:path svg:d="M 0.0 39.687496 C 0.0 -13.229166 79.37499 -13.229166 79.37499 39.687496" svg:height="0.39687496mm" draw:style-name="style-4" svg:viewBox="0.0 0.0 79.37499 39.687496" svg:width="0.7937499mm" svg:x="9.392708mm" svg:y="1.0583333mm"/>
          <draw:path svg:d="M 0.0 39.687496 C 0.0 -13.229166 79.37499 -13.229166 79.37499 39.687496" svg:height="0.39687496mm" draw:style-name="style-5" svg:viewBox="0.0 0.0 79.37499 39.687496" svg:width="0.7937499mm" svg:x="10.715625mm" svg:y="1.0583333mm"/>
          <draw:path svg:d="M 105.83333 119.06249 L 105.83333 0.0 M 0.0 0.0 L 0.0 119.06249" svg:height="1.190625mm" draw:style-name="style-6" svg:viewBox="0.0 0.0 105.83333 119.06249" svg:width="1.0583333mm" svg:x="9.921874mm" svg:y="1.9843749mm"/>
          <draw:path svg:d="M 0.0 0.0 C 0.0 79.37499 52.916664 105.83333 105.83333 105.83333 C 158.74998 105.83333 211.66666 79.37499 211.66666 0.0" svg:height="1.0583333mm" draw:style-name="style-7" svg:viewBox="0.0 0.0 211.66666 105.83333" svg:width="2.1166666mm" svg:x="0.9260416mm" svg:y="1.9843749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8" svg:viewBox="0.0 0.0 52.916664 52.916664" svg:width="0.52916664mm" svg:x="1.190625mm" svg:y="0.9260416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9" svg:viewBox="0.0 0.0 52.916664 52.916664" svg:width="0.52916664mm" svg:x="2.248958mm" svg:y="0.9260416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10" svg:viewBox="0.0 0.0 52.916664 52.916664" svg:width="0.52916664mm" svg:x="9.657291mm" svg:y="9.392708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11" svg:viewBox="0.0 0.0 52.916664 52.916664" svg:width="0.52916664mm" svg:x="10.715625mm" svg:y="9.392708mm"/>
          <draw:path svg:d="M 0.0 0.0 L 211.66666 0.0 z" svg:height="0.0mm" draw:style-name="style-12" svg:viewBox="0.0 0.0 211.66666 1.0" svg:width="2.1166666mm" svg:x="9.392708mm" svg:y="10.980207mm"/>
          <draw:path svg:d="M 211.66666 0.0 L 0.0 0.0 C 0.0 79.37499 52.916664 105.83333 105.83333 105.83333 C 158.74998 105.83333 211.66666 79.37499 211.66666 0.0 z" svg:height="1.0583333mm" draw:style-name="style-13" svg:viewBox="0.0 0.0 211.66666 105.83333" svg:width="2.1166666mm" svg:x="5.1593747mm" svg:y="1.9843749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14" svg:viewBox="0.0 0.0 52.916664 52.916664" svg:width="0.52916664mm" svg:x="5.423958mm" svg:y="0.9260416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15" svg:viewBox="0.0 0.0 52.916664 52.916664" svg:width="0.52916664mm" svg:x="6.482291mm" svg:y="0.9260416mm"/>
          <draw:path svg:d="M 0.0 0.0 C 0.0 105.83333 52.916664 132.29166 105.83333 132.29166 C 158.74998 132.29166 211.66666 105.83333 211.66666 26.458332" svg:height="1.3229166mm" draw:style-name="style-16" svg:viewBox="0.0 0.0 211.66666 132.29166" svg:width="2.1166666mm" svg:x="13.626041mm" svg:y="1.7197915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17" svg:viewBox="0.0 0.0 52.916664 52.916664" svg:width="0.52916664mm" svg:x="14.948957mm" svg:y="0.9260416mm"/>
          <draw:path svg:d="M 52.916664 0.0 L 0.0 0.0 z" svg:height="0.0mm" draw:style-name="style-18" svg:viewBox="0.0 0.0 52.916664 1.0" svg:width="0.52916664mm" svg:x="13.890624mm" svg:y="1.190625mm"/>
          <draw:path svg:d="M 0.0 79.37499 C 0.0 26.458332 52.916664 0.0 105.83333 0.0 C 158.74998 0.0 211.66666 26.458332 211.66666 79.37499" svg:height="0.7937499mm" draw:style-name="style-19" svg:viewBox="0.0 0.0 211.66666 79.37499" svg:width="2.1166666mm" svg:x="9.392708mm" svg:y="6.217708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20" svg:viewBox="0.0 0.0 52.916664 52.916664" svg:width="0.52916664mm" svg:x="9.657291mm" svg:y="5.1593747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21" svg:viewBox="0.0 0.0 52.916664 52.916664" svg:width="0.52916664mm" svg:x="10.715625mm" svg:y="5.1593747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22" svg:viewBox="0.0 0.0 52.916664 52.916664" svg:width="0.52916664mm" svg:x="1.190625mm" svg:y="9.392708mm"/>
          <draw:path svg:d="M 79.37499 39.6875 C 79.37499 61.606304 61.606293 79.375 39.687496 79.375 C 17.7687 79.375 0.0 61.606304 0.0 39.6875 C 0.0 17.768698 17.7687 0.0 39.687496 0.0 C 61.606293 0.0 79.37499 17.768698 79.37499 39.6875 z" svg:height="0.79375005mm" draw:style-name="style-23" svg:viewBox="0.0 0.0 79.37499 79.375" svg:width="0.7937499mm" svg:x="2.1166666mm" svg:y="9.260416mm"/>
          <draw:path svg:d="M 158.74998 79.37499 C 158.74998 105.83333 123.189995 132.29166 79.37499 132.29166 C 35.559994 132.29166 0.0 105.83333 0.0 79.37499 C 0.0 35.560043 35.559994 0.0 79.37499 0.0 C 123.189995 0.0 158.74998 35.560043 158.74998 79.37499 z" svg:height="1.3229166mm" draw:style-name="style-24" svg:viewBox="0.0 0.0 158.74998 132.29166" svg:width="1.5874999mm" svg:x="1.190625mm" svg:y="10.451041mm"/>
          <draw:path svg:d="M 79.37499 39.6875 C 79.37499 61.606304 61.606293 79.375 39.687496 79.375 C 17.7687 79.375 0.0 61.606304 0.0 39.6875 C 0.0 17.768698 17.7687 0.0 39.687496 0.0 C 61.606293 0.0 79.37499 17.768698 79.37499 39.6875 z" svg:height="0.79375005mm" draw:style-name="style-25" svg:viewBox="0.0 0.0 79.37499 79.375" svg:width="0.7937499mm" svg:x="13.758333mm" svg:y="9.260416mm"/>
          <draw:path svg:d="M 0.0 0.0 L 52.916664 0.0 z" svg:height="0.0mm" draw:style-name="style-26" svg:viewBox="0.0 0.0 52.916664 1.0" svg:width="0.52916664mm" svg:x="14.419791mm" svg:y="11.244791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27" svg:viewBox="0.0 0.0 52.916664 52.916664" svg:width="0.52916664mm" svg:x="14.948957mm" svg:y="9.392708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28" svg:viewBox="0.0 0.0 52.916664 52.916664" svg:width="0.52916664mm" svg:x="5.1593747mm" svg:y="5.423958mm"/>
          <draw:path svg:d="M 0.0 55.30241 C 26.458332 2.3857453 79.37499 -24.072586 105.83333 28.844078 C 132.29166 81.76074 185.20833 55.30241 211.66666 2.3857453" svg:height="0.5768815mm" draw:style-name="style-29" svg:viewBox="0.0 0.0 211.66666 57.688156" svg:width="2.1166666mm" svg:x="5.1593747mm" svg:y="6.458434mm"/>
          <draw:path svg:d="M 79.37499 39.6875 C 79.37499 61.606304 61.606293 79.375 39.687496 79.375 C 17.7687 79.375 0.0 61.606304 0.0 39.6875 C 0.0 17.768698 17.7687 0.0 39.687496 0.0 C 61.606293 0.0 79.37499 17.768698 79.37499 39.6875 z" svg:height="0.79375005mm" draw:style-name="style-30" svg:viewBox="0.0 0.0 79.37499 79.375" svg:width="0.7937499mm" svg:x="6.3499994mm" svg:y="5.0270834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31" svg:viewBox="0.0 0.0 52.916664 52.916664" svg:width="0.52916664mm" svg:x="5.423958mm" svg:y="9.392708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32" svg:viewBox="0.0 0.0 52.916664 52.916664" svg:width="0.52916664mm" svg:x="6.482291mm" svg:y="9.392708mm"/>
          <draw:path svg:d="M 52.916645 26.46899 C 52.922546 41.085682 41.074978 52.93798 26.458323 52.93798 C 11.841668 52.93798 -0.0058997045 41.085682 0.0 26.46899 C -0.0058997045 11.852301 11.841668 -5.684342E-14 26.458323 -5.684342E-14 C 41.074978 -5.684342E-14 52.922546 11.852301 52.916645 26.46899 z" svg:height="0.52937984mm" draw:style-name="style-33" svg:viewBox="0.0 0.0 52.916653 52.93798" svg:width="0.5291665mm" svg:x="5.9531245mm" svg:y="10.980102mm"/>
          <draw:path svg:d="M 52.916664 26.458332 C 52.916664 41.07085 41.07085 52.916664 26.458332 52.916664 C 11.845812 52.916664 0.0 41.07085 0.0 26.458332 C 0.0 11.845812 11.845812 0.0 26.458332 0.0 C 41.07085 0.0 52.916664 11.845812 52.916664 26.458332 z" svg:height="0.52916664mm" draw:style-name="style-34" svg:viewBox="0.0 0.0 52.916664 52.916664" svg:width="0.52916664mm" svg:x="4.8947916mm" svg:y="10.451041mm"/>
          <draw:path svg:d="M 52.916664 26.458332 C 52.916664 41.07085 41.07085 52.916664 26.458332 52.916664 C 11.845812 52.916664 0.0 41.07085 0.0 26.458332 C 0.0 11.845812 11.845812 0.0 26.458332 0.0 C 41.07085 0.0 52.916664 11.845812 52.916664 26.458332 z" svg:height="0.52916664mm" draw:style-name="style-35" svg:viewBox="0.0 0.0 52.916664 52.916664" svg:width="0.52916664mm" svg:x="7.011458mm" svg:y="10.451041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36" svg:viewBox="0.0 0.0 52.916664 52.916664" svg:width="0.52916664mm" svg:x="1.190625mm" svg:y="5.1593747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37" svg:viewBox="0.0 0.0 52.916664 52.916664" svg:width="0.52916664mm" svg:x="2.248958mm" svg:y="5.1593747mm"/>
          <draw:path svg:d="M 0.0 0.0 L 0.0 79.37499 C 0.0 105.83333 105.83333 105.83333 105.83333 79.37499 L 105.83333 0.0 z" svg:height="0.99218744mm" draw:style-name="style-38" svg:viewBox="0.0 0.0 105.83333 99.21874" svg:width="1.0583333mm" svg:x="1.7197915mm" svg:y="6.482291mm"/>
          <draw:path svg:d="M 0.0 0.0 L 0.0 52.916664" svg:height="0.52916664mm" draw:style-name="style-39" svg:viewBox="0.0 0.0 1.0 52.916664" svg:width="0.0mm" svg:x="2.248958mm" svg:y="6.482291mm"/>
          <draw:path svg:d="M 0.0 0.0 L 211.66666 0.0" svg:height="0.0mm" draw:style-name="style-40" svg:viewBox="0.0 0.0 211.66666 1.0" svg:width="2.1166666mm" svg:x="0.9260416mm" svg:y="6.482291mm"/>
          <draw:path svg:d="M 0.0 52.916664 C 0.0 26.458332 52.916664 0.0 105.83333 0.0 C 158.74998 0.0 211.66666 26.458332 211.66666 52.916664" svg:height="0.52916664mm" draw:style-name="style-41" svg:viewBox="0.0 0.0 211.66666 52.916664" svg:width="2.1166666mm" svg:x="17.859375mm" svg:y="6.482291mm"/>
          <draw:path svg:d="M 0.0 0.0 L 79.37499 26.458332 z" svg:height="0.26458332mm" draw:style-name="style-42" svg:viewBox="0.0 0.0 79.37499 26.458332" svg:width="0.7937499mm" svg:x="18.123957mm" svg:y="4.8947916mm"/>
          <draw:path svg:d="M 0.0 26.458332 L 79.37499 0.0 z" svg:height="0.26458332mm" draw:style-name="style-43" svg:viewBox="0.0 0.0 79.37499 26.458332" svg:width="0.7937499mm" svg:x="18.917707mm" svg:y="4.8947916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44" svg:viewBox="0.0 0.0 52.916664 52.916664" svg:width="0.52916664mm" svg:x="18.123957mm" svg:y="5.423958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45" svg:viewBox="0.0 0.0 52.916664 52.916664" svg:width="0.52916664mm" svg:x="19.182291mm" svg:y="5.423958mm"/>
          <draw:path svg:d="M 51.26302 26.458332 C 51.26302 0.0 26.458332 0.0 0.0 0.0" svg:height="0.26458332mm" draw:style-name="style-46" svg:viewBox="0.0 0.0 51.26302 26.458332" svg:width="0.51263016mm" svg:x="15.230078mm" svg:y="5.6885414mm"/>
          <draw:path svg:d="M 52.916664 0.0 L 0.0 52.916664 L 79.37499 52.916664" svg:height="0.52916664mm" draw:style-name="style-47" svg:viewBox="0.0 0.0 79.37499 52.916664" svg:width="0.7937499mm" svg:x="14.948957mm" svg:y="5.1593747mm"/>
          <draw:path svg:d="M 54.57031 0.0 C 28.111979 0.0 0.0 0.0 0.0 26.458332" svg:height="0.26458332mm" draw:style-name="style-48" svg:viewBox="0.0 0.0 54.57031 26.458332" svg:width="0.5457031mm" svg:x="13.626041mm" svg:y="5.6885414mm"/>
          <draw:path svg:d="M 26.458332 0.0 L 79.37499 52.916664 L 0.0 52.916664" svg:height="0.52916664mm" draw:style-name="style-49" svg:viewBox="0.0 0.0 79.37499 52.916664" svg:width="0.7937499mm" svg:x="13.626041mm" svg:y="5.1593747mm"/>
          <draw:path svg:d="M 19.843748 0.0 C -6.614583 26.458332 -6.614583 79.37499 19.843748 105.83333 C 72.760414 79.37499 125.67708 79.37499 178.59373 105.83333 C 205.05208 79.37499 205.05208 26.458332 178.59373 0.0 C 125.67708 26.458332 72.760414 26.458332 19.843748 0.0 z" svg:height="1.0583333mm" draw:style-name="style-50" svg:viewBox="0.0 0.0 198.43748 105.83333" svg:width="1.9843749mm" svg:x="13.692186mm" svg:y="6.217708mm"/>
          <draw:path svg:d="M 0.0 0.0 C 0.0 26.458332 52.916664 52.916664 105.83333 52.916664 C 158.74998 52.916664 211.66666 26.458332 211.66666 0.0" svg:height="0.52916664mm" draw:style-name="style-51" svg:viewBox="0.0 0.0 211.66666 52.916664" svg:width="2.1166666mm" svg:x="17.859375mm" svg:y="1.9843749mm"/>
          <draw:path svg:d="M 0.0 0.0 L 317.49997 0.0 z" svg:height="0.0mm" draw:style-name="style-52" svg:viewBox="0.0 0.0 317.49997 1.0" svg:width="3.1749997mm" svg:x="17.330208mm" svg:y="1.190625mm"/>
          <draw:path svg:d="M 0.0 0.0 L 0.0 52.916664 L 52.916664 52.916664 L 52.916664 0.0 L 0.0 0.0 z" svg:height="0.52916664mm" draw:style-name="style-53" svg:viewBox="0.0 0.0 52.916664 52.916664" svg:width="0.52916664mm" svg:x="19.182291mm" svg:y="0.9260416mm"/>
          <draw:path svg:d="M 0.0 0.0 L 0.0 52.916664 L 52.916664 52.916664 L 52.916664 0.0 L 0.0 0.0 z" svg:height="0.52916664mm" draw:style-name="style-54" svg:viewBox="0.0 0.0 52.916664 52.916664" svg:width="0.52916664mm" svg:x="18.123957mm" svg:y="0.9260416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55" svg:viewBox="0.0 0.0 52.916664 52.916664" svg:width="0.52916664mm" svg:x="18.123957mm" svg:y="9.128124mm"/>
          <draw:path svg:d="M 52.916664 26.458332 C 52.916664 41.070866 41.07085 52.916664 26.458332 52.916664 C 11.845812 52.916664 0.0 41.070866 0.0 26.458332 C 0.0 11.845799 11.845812 0.0 26.458332 0.0 C 41.07085 0.0 52.916664 11.845799 52.916664 26.458332 z" svg:height="0.52916664mm" draw:style-name="style-56" svg:viewBox="0.0 0.0 52.916664 52.916664" svg:width="0.52916664mm" svg:x="19.182291mm" svg:y="9.128124mm"/>
          <draw:path svg:d="M 0.0 0.0 L 52.916664 0.0 z" svg:height="0.0mm" draw:style-name="style-57" svg:viewBox="0.0 0.0 52.916664 1.0" svg:width="0.52916664mm" svg:x="19.182291mm" svg:y="11.244791mm"/>
          <draw:path svg:d="M 370.41666 185.20833 C 370.41666 287.49606 287.49606 370.41666 185.20833 370.41666 C 82.92059 370.41666 0.0 287.49606 0.0 185.20833 C 0.0 82.92059 82.92059 0.0 185.20833 0.0 C 287.49606 0.0 370.41666 82.92059 370.41666 185.20833 z" svg:height="3.7041664mm" draw:style-name="style-58" svg:viewBox="0.0 0.0 370.41666 370.41666" svg:width="3.7041664mm" svg:x="0.13229166mm" svg:y="0.13229166mm"/>
          <draw:path svg:d="M 370.41666 185.20833 C 370.41666 287.49606 287.49606 370.41666 185.20833 370.41666 C 82.92059 370.41666 0.0 287.49606 0.0 185.20833 C 0.0 82.92059 82.92059 0.0 185.20833 0.0 C 287.49606 0.0 370.41666 82.92059 370.41666 185.20833 z" svg:height="3.7041664mm" draw:style-name="style-59" svg:viewBox="0.0 0.0 370.41666 370.41666" svg:width="3.7041664mm" svg:x="0.13229166mm" svg:y="4.365625mm"/>
          <draw:path svg:d="M 370.41666 185.20833 C 370.41666 287.49606 287.49606 370.41666 185.20833 370.41666 C 82.92059 370.41666 0.0 287.49606 0.0 185.20833 C 0.0 82.92059 82.92059 0.0 185.20833 0.0 C 287.49606 0.0 370.41666 82.92059 370.41666 185.20833 z" svg:height="3.7041664mm" draw:style-name="style-60" svg:viewBox="0.0 0.0 370.41666 370.41666" svg:width="3.7041664mm" svg:x="0.13229166mm" svg:y="8.598958mm"/>
          <draw:path svg:d="M 370.41666 185.20833 C 370.41666 287.49606 287.49606 370.41666 185.20833 370.41666 C 82.92059 370.41666 0.0 287.49606 0.0 185.20833 C 0.0 82.92059 82.92059 0.0 185.20833 0.0 C 287.49606 0.0 370.41666 82.92059 370.41666 185.20833 z" svg:height="3.7041664mm" draw:style-name="style-61" svg:viewBox="0.0 0.0 370.41666 370.41666" svg:width="3.7041664mm" svg:x="4.365625mm" svg:y="0.13229166mm"/>
          <draw:path svg:d="M 370.41666 185.20833 C 370.41666 287.49606 287.49606 370.41666 185.20833 370.41666 C 82.92059 370.41666 0.0 287.49606 0.0 185.20833 C 0.0 82.92059 82.92059 0.0 185.20833 0.0 C 287.49606 0.0 370.41666 82.92059 370.41666 185.20833 z" svg:height="3.7041664mm" draw:style-name="style-62" svg:viewBox="0.0 0.0 370.41666 370.41666" svg:width="3.7041664mm" svg:x="4.365625mm" svg:y="4.365625mm"/>
          <draw:path svg:d="M 370.41666 185.20833 C 370.41666 287.49606 287.49606 370.41666 185.20833 370.41666 C 82.92059 370.41666 0.0 287.49606 0.0 185.20833 C 0.0 82.92059 82.92059 0.0 185.20833 0.0 C 287.49606 0.0 370.41666 82.92059 370.41666 185.20833 z" svg:height="3.7041664mm" draw:style-name="style-63" svg:viewBox="0.0 0.0 370.41666 370.41666" svg:width="3.7041664mm" svg:x="4.365625mm" svg:y="8.598958mm"/>
          <draw:path svg:d="M 370.41666 185.20833 C 370.41666 287.49606 287.49606 370.41666 185.20833 370.41666 C 82.92059 370.41666 0.0 287.49606 0.0 185.20833 C 0.0 82.92059 82.92059 0.0 185.20833 0.0 C 287.49606 0.0 370.41666 82.92059 370.41666 185.20833 z" svg:height="3.7041664mm" draw:style-name="style-64" svg:viewBox="0.0 0.0 370.41666 370.41666" svg:width="3.7041664mm" svg:x="8.598958mm" svg:y="0.13229166mm"/>
          <draw:path svg:d="M 370.41666 185.20833 C 370.41666 287.49606 287.49606 370.41666 185.20833 370.41666 C 82.92059 370.41666 0.0 287.49606 0.0 185.20833 C 0.0 82.92059 82.92059 0.0 185.20833 0.0 C 287.49606 0.0 370.41666 82.92059 370.41666 185.20833 z" svg:height="3.7041664mm" draw:style-name="style-65" svg:viewBox="0.0 0.0 370.41666 370.41666" svg:width="3.7041664mm" svg:x="8.598958mm" svg:y="4.365625mm"/>
          <draw:path svg:d="M 370.41666 185.20833 C 370.41666 287.49606 287.49606 370.41666 185.20833 370.41666 C 82.92059 370.41666 0.0 287.49606 0.0 185.20833 C 0.0 82.92059 82.92059 0.0 185.20833 0.0 C 287.49606 0.0 370.41666 82.92059 370.41666 185.20833 z" svg:height="3.7041664mm" draw:style-name="style-66" svg:viewBox="0.0 0.0 370.41666 370.41666" svg:width="3.7041664mm" svg:x="8.598958mm" svg:y="8.598958mm"/>
          <draw:path svg:d="M 370.41666 185.20833 C 370.41666 287.49606 287.49606 370.41666 185.20833 370.41666 C 82.92059 370.41666 0.0 287.49606 0.0 185.20833 C 0.0 82.92059 82.92059 0.0 185.20833 0.0 C 287.49606 0.0 370.41666 82.92059 370.41666 185.20833 z" svg:height="3.7041664mm" draw:style-name="style-67" svg:viewBox="0.0 0.0 370.41666 370.41666" svg:width="3.7041664mm" svg:x="12.832291mm" svg:y="0.13229166mm"/>
          <draw:path svg:d="M 370.41666 185.20833 C 370.41666 287.49606 287.49606 370.41666 185.20833 370.41666 C 82.92059 370.41666 0.0 287.49606 0.0 185.20833 C 0.0 82.92059 82.92059 0.0 185.20833 0.0 C 287.49606 0.0 370.41666 82.92059 370.41666 185.20833 z" svg:height="3.7041664mm" draw:style-name="style-68" svg:viewBox="0.0 0.0 370.41666 370.41666" svg:width="3.7041664mm" svg:x="12.832291mm" svg:y="4.365625mm"/>
          <draw:path svg:d="M 370.41666 185.20833 C 370.41666 287.49606 287.49606 370.41666 185.20833 370.41666 C 82.92059 370.41666 0.0 287.49606 0.0 185.20833 C 0.0 82.92059 82.92059 0.0 185.20833 0.0 C 287.49606 0.0 370.41666 82.92059 370.41666 185.20833 z" svg:height="3.7041664mm" draw:style-name="style-69" svg:viewBox="0.0 0.0 370.41666 370.41666" svg:width="3.7041664mm" svg:x="12.832291mm" svg:y="8.598958mm"/>
          <draw:path svg:d="M 370.41666 185.20833 C 370.41666 287.49606 287.49606 370.41666 185.20833 370.41666 C 82.92059 370.41666 0.0 287.49606 0.0 185.20833 C 0.0 82.92059 82.92059 0.0 185.20833 0.0 C 287.49606 0.0 370.41666 82.92059 370.41666 185.20833 z" svg:height="3.7041664mm" draw:style-name="style-70" svg:viewBox="0.0 0.0 370.41666 370.41666" svg:width="3.7041664mm" svg:x="17.065624mm" svg:y="0.13229166mm"/>
          <draw:path svg:d="M 370.41666 185.20833 C 370.41666 287.49606 287.49606 370.41666 185.20833 370.41666 C 82.92059 370.41666 0.0 287.49606 0.0 185.20833 C 0.0 82.92059 82.92059 0.0 185.20833 0.0 C 287.49606 0.0 370.41666 82.92059 370.41666 185.20833 z" svg:height="3.7041664mm" draw:style-name="style-71" svg:viewBox="0.0 0.0 370.41666 370.41666" svg:width="3.7041664mm" svg:x="17.065624mm" svg:y="4.365625mm"/>
          <draw:path svg:d="M 370.41666 185.20833 C 370.41666 287.49606 287.49606 370.41666 185.20833 370.41666 C 82.92059 370.41666 0.0 287.49606 0.0 185.20833 C 0.0 82.92059 82.92059 0.0 185.20833 0.0 C 287.49606 0.0 370.41666 82.92059 370.41666 185.20833 z" svg:height="3.7041664mm" draw:style-name="style-72" svg:viewBox="0.0 0.0 370.41666 370.41666" svg:width="3.7041664mm" svg:x="17.065624mm" svg:y="8.598958mm"/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2.435416mm" fo:page-width="20.902082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